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F0000029D197C0EAD0A9207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7cm, 11.87cm, 1.669cm, 2.48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6cm, 0.001cm, 9.574cm, 26.03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4cm, 4.044cm, 12.912cm, 25.021cm)" draw:image-opacity="100%" style:mirror="horizontal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75cm, 20.487cm, 9.146cm, 15.125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svg:stroke-color="#ffeb8a" draw:fill="solid" draw:fill-color="#ffeb8a" draw:textarea-horizontal-align="justify" draw:textarea-vertical-align="middle" draw:auto-grow-height="false" fo:min-height="0cm" fo:min-width="0cm" draw:shadow="hidden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48cm, 30.713cm, 15.296cm, 3.145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26cm, 30.671cm, 9.712cm, 2.34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43cm, 30.856cm, 3.994cm, 2.16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066cm, 35.053cm, 9.393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419cm, 19.943cm, 0cm, 15.035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eb8a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499cm" svg:height="8.299cm" svg:x="0.101cm" svg:y="0.001cm">
            <draw:image xlink:href="Pictures/100000000000055F0000029D197C0EAD0A92075A.png" xlink:type="simple" xlink:show="embed" xlink:actuate="onLoad">
              <text:p/>
            </draw:image>
          </draw:frame>
          <draw:frame draw:style-name="gr2" draw:text-style-name="P1" draw:layer="layout" svg:width="5.399cm" svg:height="1.599cm" svg:x="2.202cm" svg:y="1.702cm">
            <draw:image xlink:href="Pictures/100000000000055F0000029D197C0EAD0A92075A.png" xlink:type="simple" xlink:show="embed" xlink:actuate="onLoad">
              <text:p/>
            </draw:image>
          </draw:frame>
          <draw:frame draw:style-name="gr3" draw:text-style-name="P1" draw:layer="layout" svg:width="2.986cm" svg:height="1.406cm" draw:transform="skewX (-0.00418879020478639) rotate (3.11296925385709) translate (10.57cm 3.12cm)">
            <draw:image xlink:href="Pictures/100000000000055F0000029D197C0EAD0A92075A.png" xlink:type="simple" xlink:show="embed" xlink:actuate="onLoad">
              <text:p/>
            </draw:image>
          </draw:frame>
          <draw:frame draw:style-name="gr4" draw:text-style-name="P1" draw:layer="layout" svg:width="0.399cm" svg:height="0.405cm" draw:transform="rotate (1.99194427530113) translate (10.364cm 1.926cm)">
            <draw:image xlink:href="Pictures/100000000000055F0000029D197C0EAD0A92075A.png" xlink:type="simple" xlink:show="embed" xlink:actuate="onLoad">
              <text:p/>
            </draw:image>
          </draw:frame>
          <draw:custom-shape draw:style-name="gr5" draw:text-style-name="P2" draw:layer="layout" svg:width="0.17cm" svg:height="0.5cm" svg:x="11.351cm" svg:y="0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0.2cm" svg:height="0.2cm" svg:x="11.141cm" svg:y="0.90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" draw:layer="layout" svg:width="1.281cm" svg:height="1.196cm" draw:transform="rotate (1.57550871577528) translate (0.607cm 1.401cm)">
            <draw:image xlink:href="Pictures/100000000000055F0000029D197C0EAD0A92075A.png" xlink:type="simple" xlink:show="embed" xlink:actuate="onLoad">
              <text:p/>
            </draw:image>
          </draw:frame>
          <draw:frame draw:style-name="gr8" draw:text-style-name="P1" draw:layer="layout" svg:width="1.802cm" svg:height="1.799cm" draw:transform="rotate (1.57219259019649) translate (0.002cm 4.702cm)">
            <draw:image xlink:href="Pictures/100000000000055F0000029D197C0EAD0A92075A.png" xlink:type="simple" xlink:show="embed" xlink:actuate="onLoad">
              <text:p/>
            </draw:image>
          </draw:frame>
          <draw:frame draw:style-name="gr9" draw:text-style-name="P1" draw:layer="layout" svg:width="1.699cm" svg:height="1.799cm" draw:transform="rotate (1.57201805727129) translate (0.002cm 7.602cm)">
            <draw:image xlink:href="Pictures/100000000000055F0000029D197C0EAD0A92075A.png" xlink:type="simple" xlink:show="embed" xlink:actuate="onLoad">
              <text:p/>
            </draw:image>
          </draw:frame>
          <draw:frame draw:style-name="gr10" draw:text-style-name="P1" draw:layer="layout" svg:width="0.672cm" svg:height="1.138cm" svg:x="0.101cm" svg:y="3.063cm">
            <draw:image xlink:href="Pictures/100000000000055F0000029D197C0EAD0A92075A.png" xlink:type="simple" xlink:show="embed" xlink:actuate="onLoad">
              <text:p/>
            </draw:image>
          </draw:frame>
          <draw:frame draw:style-name="gr11" draw:text-style-name="P1" draw:layer="layout" svg:width="0.7cm" svg:height="0.64cm" svg:x="6.701cm" svg:y="7.501cm">
            <draw:image xlink:href="Pictures/100000000000055F0000029D197C0EAD0A92075A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6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5T02:41:57.247974869</dc:date>
    <meta:editing-duration>PT10M51S</meta:editing-duration>
    <meta:editing-cycles>4</meta:editing-cycles>
    <meta:generator>LibreOffice/6.0.7.3$Linux_X86_64 LibreOffice_project/00m0$Build-3</meta:generator>
    <meta:document-statistic meta:object-count="12"/>
  </office:meta>
</office:document-meta>
</file>